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style:style>
    <style:style style:name="P2" style:parent-style-name="Normal" style:list-style-name="LFO1" style:family="paragraph"/>
    <style:style style:name="P3" style:parent-style-name="Normal" style:list-style-name="LFO1" style:family="paragraph"/>
    <style:style style:name="P4" style:parent-style-name="Normal" style:list-style-name="LFO1" style:family="paragraph"/>
    <style:style style:name="T5" style:parent-style-name="Policepardéfaut" style:family="text">
      <style:text-properties fo:font-style="italic" style:font-style-asian="italic" style:font-style-complex="italic"/>
    </style:style>
    <style:style style:name="P6" style:parent-style-name="Normal" style:list-style-name="LFO1" style:family="paragraph"/>
    <style:style style:name="P7" style:parent-style-name="Normal" style:list-style-name="LFO2" style:family="paragraph"/>
    <style:style style:name="P8" style:parent-style-name="Normal" style:list-style-name="LFO2" style:family="paragraph"/>
    <style:style style:name="P9" style:parent-style-name="Normal" style:list-style-name="LFO2" style:family="paragraph">
      <style:text-properties fo:language="en" fo:country="US"/>
    </style:style>
    <style:style style:name="P10" style:parent-style-name="Normal" style:list-style-name="LFO2" style:family="paragraph"/>
    <style:style style:name="P11" style:parent-style-name="Normal" style:list-style-name="LFO2" style:family="paragraph"/>
    <style:style style:name="P12" style:parent-style-name="Normal" style:list-style-name="LFO3" style:family="paragraph"/>
    <style:style style:name="P13" style:parent-style-name="Normal" style:list-style-name="LFO3" style:family="paragraph"/>
    <style:style style:name="P14" style:parent-style-name="Normal" style:list-style-name="LFO3" style:family="paragraph">
      <style:text-properties fo:language="en" fo:country="US"/>
    </style:style>
    <style:style style:name="P15" style:parent-style-name="Normal" style:list-style-name="LFO3" style:family="paragraph">
      <style:text-properties fo:language="en" fo:country="US"/>
    </style:style>
    <style:style style:name="P16" style:parent-style-name="Normal" style:list-style-name="LFO3" style:family="paragraph">
      <style:text-properties fo:language="en" fo:country="US"/>
    </style:style>
    <style:style style:name="P17" style:parent-style-name="Normal" style:list-style-name="LFO3" style:family="paragraph">
      <style:text-properties fo:language="en" fo:country="US"/>
    </style:style>
    <style:style style:name="P18" style:parent-style-name="Normal" style:list-style-name="LFO3" style:family="paragraph">
      <style:text-properties fo:language="en" fo:country="US"/>
    </style:style>
    <style:style style:name="P19" style:parent-style-name="Normal" style:list-style-name="LFO3" style:family="paragraph">
      <style:text-properties fo:language="en" fo:country="US"/>
    </style:style>
    <style:style style:name="P20" style:parent-style-name="Normal" style:list-style-name="LFO3" style:family="paragraph">
      <style:text-properties fo:language="en" fo:country="US"/>
    </style:style>
    <style:style style:name="P21" style:parent-style-name="Normal" style:list-style-name="LFO3" style:family="paragraph"/>
    <style:style style:name="P22" style:parent-style-name="Normal" style:list-style-name="LFO4" style:family="paragraph">
      <style:text-properties fo:language="en" fo:country="US"/>
    </style:style>
    <style:style style:name="P23" style:parent-style-name="Normal" style:list-style-name="LFO5" style:family="paragraph">
      <style:text-properties fo:language="en" fo:country="US"/>
    </style:style>
    <style:style style:name="P24" style:parent-style-name="Normal" style:list-style-name="LFO6" style:family="paragraph"/>
    <style:style style:name="P25" style:parent-style-name="Normal" style:list-style-name="LFO6" style:family="paragraph"/>
    <style:style style:name="P26" style:parent-style-name="Normal" style:list-style-name="LFO6" style:family="paragraph"/>
    <style:style style:name="T27" style:parent-style-name="Policepardéfaut" style:family="text">
      <style:text-properties fo:font-style="italic" style:font-style-asian="italic" style:font-style-complex="italic" fo:language="en" fo:country="US"/>
    </style:style>
    <style:style style:name="P28" style:parent-style-name="Normal" style:list-style-name="LFO6" style:family="paragraph"/>
    <style:style style:name="P29" style:parent-style-name="Normal" style:list-style-name="LFO6" style:family="paragraph">
      <style:text-properties fo:language="en" fo:country="US"/>
    </style:style>
    <style:style style:name="P30" style:parent-style-name="Normal" style:list-style-name="LFO6" style:family="paragraph">
      <style:text-properties fo:language="en" fo:country="US"/>
    </style:style>
    <style:style style:name="P31" style:parent-style-name="Normal" style:list-style-name="LFO6" style:family="paragraph">
      <style:text-properties fo:language="en" fo:country="US"/>
    </style:style>
    <style:style style:name="P32" style:parent-style-name="Normal" style:list-style-name="LFO6" style:family="paragraph">
      <style:text-properties fo:language="en" fo:country="US"/>
    </style:style>
    <style:style style:name="P33" style:parent-style-name="Normal" style:list-style-name="LFO6" style:family="paragraph"/>
    <style:style style:name="P34" style:parent-style-name="Normal" style:list-style-name="LFO6" style:family="paragraph">
      <style:text-properties fo:language="en" fo:country="US"/>
    </style:style>
    <style:style style:name="P35" style:parent-style-name="Normal" style:list-style-name="LFO6" style:family="paragraph"/>
    <style:style style:name="P36" style:parent-style-name="Normal" style:list-style-name="LFO6" style:family="paragraph">
      <style:text-properties fo:language="en" fo:country="US"/>
    </style:style>
    <style:style style:name="P37" style:parent-style-name="Normal" style:list-style-name="LFO6" style:family="paragraph">
      <style:text-properties fo:language="en" fo:country="US"/>
    </style:style>
    <style:style style:name="P38" style:parent-style-name="Normal" style:list-style-name="LFO6" style:family="paragraph">
      <style:text-properties fo:language="en" fo:country="US"/>
    </style:style>
    <style:style style:name="P39" style:parent-style-name="Normal" style:list-style-name="LFO6" style:family="paragraph"/>
    <style:style style:name="P40" style:parent-style-name="Normal" style:list-style-name="LFO6" style:family="paragraph">
      <style:text-properties fo:language="en" fo:country="US"/>
    </style:style>
    <style:style style:name="P41" style:parent-style-name="Normal" style:list-style-name="LFO6" style:family="paragraph"/>
    <style:style style:name="P42" style:parent-style-name="Normal" style:list-style-name="LFO6" style:family="paragraph"/>
    <style:style style:name="P43" style:parent-style-name="Normal" style:list-style-name="LFO6" style:family="paragraph">
      <style:text-properties fo:language="en" fo:country="US"/>
    </style:style>
    <style:style style:name="P44" style:parent-style-name="Normal" style:list-style-name="LFO6" style:family="paragraph"/>
    <style:style style:name="P45" style:parent-style-name="Normal" style:list-style-name="LFO6" style:family="paragraph"/>
    <style:style style:name="P46" style:parent-style-name="Normal" style:list-style-name="LFO6" style:family="paragraph">
      <style:text-properties fo:language="en" fo:country="US"/>
    </style:style>
    <style:style style:name="P47" style:parent-style-name="Normal" style:list-style-name="LFO6" style:family="paragraph">
      <style:text-properties fo:language="en" fo:country="US"/>
    </style:style>
    <style:style style:name="P48" style:parent-style-name="Normal" style:list-style-name="LFO6" style:family="paragraph">
      <style:text-properties fo:language="en" fo:country="US"/>
    </style:style>
    <style:style style:name="P49" style:parent-style-name="Normal" style:list-style-name="LFO6" style:family="paragraph">
      <style:text-properties fo:language="en" fo:country="US"/>
    </style:style>
    <style:style style:name="P50" style:parent-style-name="Normal" style:list-style-name="LFO6" style:family="paragraph">
      <style:text-properties fo:language="en" fo:country="US"/>
    </style:style>
    <style:style style:name="P51" style:parent-style-name="Normal" style:list-style-name="LFO6" style:family="paragraph">
      <style:text-properties fo:language="en" fo:country="US"/>
    </style:style>
    <style:style style:name="P52" style:parent-style-name="Normal" style:list-style-name="LFO6" style:family="paragraph">
      <style:text-properties fo:language="en" fo:country="US"/>
    </style:style>
    <style:style style:name="P53" style:parent-style-name="Normal" style:list-style-name="LFO6" style:family="paragraph"/>
    <style:style style:name="P54" style:parent-style-name="Normal" style:list-style-name="LFO6" style:family="paragraph"/>
  </office:automatic-styles>
  <office:body>
    <office:text text:use-soft-page-breaks="true">
      <text:p text:style-name="P1"/>
      <text:p text:style-name="Normal">8. Allons tous Loopy!</text:p>
      <text:p text:style-name="Normal">Maintenant que nous avons nos données comme nous le voulons, nous pouvons commencer à accéder à l'information sur chaque tweet. Une façon de le faire est de boucler le tour du tableau et en demandant pour chaque bit d'information. Depuis c'est notre données utilisateur de calendrier, nous pouvons nous demander pour:</text:p>
      <text:p text:style-name="Normal">created_at - Date et heure de tweets</text:p>
      <text:p text:style-name="Normal">ses favoris - Que le tweet a été à ses favoris ou non.</text:p>
      <text:p text:style-name="Normal">id_str - L'Id du tweet</text:p>
      <text:p text:style-name="Normal">texte - Le texte du tweet</text:p>
      <text:p text:style-name="Normal">retweet_count - Combien de fois le tweet a été retweeté</text:p>
      <text:p text:style-name="Normal">et à propos de l'utilisateur qui a tweeté le tweet:</text:p>
      <text:p text:style-name="Normal">Nom - Le nom de l'utilisateur</text:p>
      <text:p text:style-name="Normal">profile_image_url - l'URL du profil de pic du l'utilisateur</text:p>
      <text:p text:style-name="Normal">created_at - Lorsque leur compte a été créé (quand ils ont rejoint d'abord Twitter)</text:p>
      <text:p text:style-name="Normal">emplacement - Leur emplacement (tel que défini dans leur profil)</text:p>
      <text:p text:style-name="Normal">url - Le lien dans leur profil</text:p>
      <text:p text:style-name="Normal">nom - Leur nom complet (comme indiqué dans leur profil)</text:p>
      <text:p text:style-name="Normal">listed_count - Combien de listes Twitter, ils sont.</text:p>
      <text:p text:style-name="Normal">followers_count - Combien de disciples qu'ils ont.</text:p>
      <text:p text:style-name="Normal">protégées - Sont leurs tweets protégés?</text:p>
      <text:p text:style-name="Normal">statuses_count - Combien de tweets ont-ils envoyé?</text:p>
      <text:p text:style-name="Normal">friends_count - Combien de personnes suivent-ils (amis)</text:p>
      <text:p text:style-name="Normal">screen_name - Leur nom d'écran.</text:p>
      <text:p text:style-name="Normal"/>
      <text:p text:style-name="Normal">Ce n'est pas une liste- exhaustive pour toutes les entités, jeter un oeil à la documentation Twitter pour les délais d’utilisation.</text:p>
      <text:p text:style-name="Normal">Pour cet exercice, nous allons faire une boucle autour de notre tableau associatif et la sortie de toutes les informations. Il ne va pas pour faire joli, mais ce n'est pas le point de cet exercice .</text:p>
      <text:soft-page-break/>
      <text:p text:style-name="Normal">PHP a une grande petite fonction pour nous aider en boucle autour d'un tableau. Il est appelé foreach ( ) . Pour nos exercices, nous allons l'utiliser comme ceci :</text:p>
      <text:list text:style-name="LFO1" text:continue-numbering="true">
        <text:list-item>
          <text:p text:style-name="P2">foreach($string as $items)</text:p>
        </text:list-item>
        <text:list-item>
          <text:p text:style-name="P3">{</text:p>
        </text:list-item>
        <text:list-item>
          <text:p text:style-name="P4"><text:span text:style-name="T5">// Do Stuff</text:span></text:p>
        </text:list-item>
        <text:list-item>
          <text:p text:style-name="P6">}</text:p>
        </text:list-item>
      </text:list>
      <text:p text:style-name="Normal">La fonction foreach boucles à travers le réseau et chaque fois fixe $ Articles à la valeur actuelle. Nous pouvons alors faire des choses avec cette valeur avant que la boucle continue. Parce qu'il est un tableau associatif, nous pouvons accéder aux clés très facilement à l'aide des touches que Twitter fournie (par exemple " texte" , " created_at " , "location" ) . Nous pouvons sortir les informations tweet comme ceci:</text:p>
      <text:p text:style-name="Normal"/>
      <text:list text:style-name="LFO2" text:continue-numbering="true">
        <text:list-item>
          <text:p text:style-name="P7">foreach($string as $items)</text:p>
        </text:list-item>
        <text:list-item>
          <text:p text:style-name="P8">{</text:p>
        </text:list-item>
        <text:list-item>
          <text:p text:style-name="P9">echo $items['created_at']."&lt;br /&gt;";</text:p>
        </text:list-item>
        <text:list-item>
          <text:p text:style-name="P10">echo $items['text']."&lt;br /&gt;";</text:p>
        </text:list-item>
        <text:list-item>
          <text:p text:style-name="P11">}</text:p>
        </text:list-item>
      </text:list>
      <text:p text:style-name="Normal">Informations sur l'utilisateur qui a tweeté le tweet est stocké dans un tableau que l'on peut accéder à la boucle en utilisant $ Articles [ 'user' ] . Par exemple, si nous voulons leur nom d'écran , nous utiliserions $ Articles [ 'user '] [ ' screen_name '] . Voici une version élargie de ce qui précède :</text:p>
      <text:list text:style-name="LFO3" text:continue-numbering="true">
        <text:list-item>
          <text:p text:style-name="P12">foreach($string as $items)</text:p>
        </text:list-item>
        <text:list-item>
          <text:p text:style-name="P13">{</text:p>
        </text:list-item>
        <text:list-item>
          <text:p text:style-name="P14">echo "Time and Date of Tweet: ".$items['created_at']."&lt;br /&gt;";</text:p>
        </text:list-item>
        <text:list-item>
          <text:p text:style-name="P15">echo "Tweet: ". $items['text']."&lt;br /&gt;";</text:p>
        </text:list-item>
        <text:list-item>
          <text:p text:style-name="P16">echo "Tweeted by: ". $items['user']['name']."&lt;br /&gt;";</text:p>
        </text:list-item>
        <text:list-item>
          <text:p text:style-name="P17">echo "Screen name: ". $items['user']['screen_name']."&lt;br /&gt;";</text:p>
        </text:list-item>
        <text:list-item>
          <text:p text:style-name="P18">echo "Followers: ". $items['user']['followers_count']."&lt;br /&gt;";</text:p>
        </text:list-item>
        <text:list-item>
          <text:p text:style-name="P19">echo "Friends: ". $items['user']['friends_count']."&lt;br /&gt;";</text:p>
        </text:list-item>
        <text:list-item>
          <text:p text:style-name="P20">echo "Listed: ". $items['user']['listed_count']."&lt;br /&gt;";</text:p>
        </text:list-item>
        <text:list-item>
          <text:p text:style-name="P21">}</text:p>
        </text:list-item>
      </text:list>
      <text:soft-page-break/>
      <text:p text:style-name="Normal">Maintenant, pour être un peu plus<text:s/>malin,<text:s/>pourquoi ne pas aussi vous permettre de montrer les tweets d'un autre utilisateur ? En ajoutant la ligne<text:s/>suivante,<text:s/>nous pouvons vérifier pour voir si vous avez ajouté une chaîne à la fin de votre URL pour définir un nom d'écran différent<text:s/>(notre<text:s/>petite requête GET ! ) :</text:p>
      <text:list text:style-name="LFO4" text:continue-numbering="true">
        <text:list-item>
          <text:p text:style-name="P22">if (isset($_GET['user'])) {$user = $_GET['user'];} else {$user = "iagdotme";}</text:p>
        </text:list-item>
      </text:list>
      <text:p text:style-name="Normal">Si vous ajoutez ? User = your_screen_name à l'url de votre script , nous pouvons l'utiliser pour définir le nom d'écran dans notre requête API . Si ce n'est pas réglé alors il utilisera celui par défaut ( vous devrez changer " iagdotme " au-dessus de votre nom d'écran ) . En plus de cela, nous allons devoir changer une autre ligne dans notre Script- la string- $ getField afin que nous puissions définir l'utilisateur :</text:p>
      <text:list text:style-name="LFO5" text:continue-numbering="true">
        <text:list-item>
          <text:p text:style-name="P23">$getfield = "?screen_name=$user&amp;count=$count";</text:p>
        </text:list-item>
      </text:list>
      <text:p text:style-name="Normal">Maintenant, si vous exécutez le script comme avant , il va afficher vos tweets . Si vous ajoutez ? User = lifehacker à la fin de votre URL , il vous donnera les tweets de @lifehacker .</text:p>
      <text:p text:style-name="Normal">Voici la version complète de notre script :</text:p>
      <text:list text:style-name="LFO6" text:continue-numbering="true">
        <text:list-item>
          <text:p text:style-name="P24">&lt;?php</text:p>
        </text:list-item>
        <text:list-item>
          <text:p text:style-name="P25">require_once('TwitterAPIExchange.php');</text:p>
        </text:list-item>
        <text:list-item>
          <text:p text:style-name="P26"><text:span text:style-name="T27">/** Set access tokens here - see: https://dev.twitter.com/apps/ **/</text:span></text:p>
        </text:list-item>
        <text:list-item>
          <text:p text:style-name="P28">$settings = array(</text:p>
        </text:list-item>
        <text:list-item>
          <text:p text:style-name="P29">'oauth_access_token' =&gt; "YOUR_OAUTH_ACCESS_TOKEN",</text:p>
        </text:list-item>
        <text:list-item>
          <text:p text:style-name="P30">'oauth_access_token_secret' =&gt; "YOUR_OAUTH_ACCESS_TOKEN_SECRET",</text:p>
        </text:list-item>
        <text:list-item>
          <text:p text:style-name="P31">'consumer_key' =&gt; "YOUR_CONSUMER_KEY",</text:p>
        </text:list-item>
        <text:list-item>
          <text:p text:style-name="P32">'consumer_secret' =&gt; "YOUR_CONSUMER_SECRET"</text:p>
        </text:list-item>
        <text:list-item>
          <text:p text:style-name="P33">);</text:p>
        </text:list-item>
        <text:list-item>
          <text:p text:style-name="P34">$url = "https://api.twitter.com/1.1/statuses/user_timeline.json";</text:p>
        </text:list-item>
        <text:list-item>
          <text:p text:style-name="P35">$requestMethod = "GET";</text:p>
        </text:list-item>
        <text:list-item>
          <text:p text:style-name="P36">if (isset($_GET['user'])) {$user = $_GET['user'];} else {$user = "iagdotme";}</text:p>
        </text:list-item>
        <text:list-item>
          <text:p text:style-name="P37">if (isset($_GET['count'])) {$count = $_GET['count'];} else {$count = 20;}</text:p>
        </text:list-item>
        <text:list-item>
          <text:p text:style-name="P38">$getfield = "?screen_name=$user&amp;count=$count";</text:p>
        </text:list-item>
        <text:list-item>
          <text:p text:style-name="P39">$twitter = new TwitterAPIExchange($settings);</text:p>
        </text:list-item>
        <text:list-item>
          <text:p text:style-name="P40">$string = json_decode($twitter-&gt;setGetfield($getfield)</text:p>
        </text:list-item>
        <text:list-item>
          <text:p text:style-name="P41">-&gt;buildOauth($url, $requestMethod)</text:p>
        </text:list-item>
        <text:list-item>
          <text:p text:style-name="P42">-&gt;performRequest(),$assoc = TRUE);</text:p>
        </text:list-item>
        <text:list-item>
          <text:p text:style-name="P43">if($string["errors"][0]["message"] != "") {echo "&lt;h3&gt;Sorry, there was a problem.&lt;/h3&gt;&lt;p&gt;Twitter returned the following error message:&lt;/p&gt;&lt;p&gt;&lt;em&gt;".$string[errors][0]["message"]."&lt;/em&gt;&lt;/p&gt;";exit();}</text:p>
        </text:list-item>
        <text:list-item>
          <text:p text:style-name="P44">foreach($string as $items)</text:p>
        </text:list-item>
        <text:list-item>
          <text:p text:style-name="P45">{</text:p>
        </text:list-item>
        <text:list-item>
          <text:p text:style-name="P46">echo "Time and Date of Tweet: ".$items['created_at']."&lt;br /&gt;";</text:p>
        </text:list-item>
        <text:list-item>
          <text:p text:style-name="P47">echo "Tweet: ". $items['text']."&lt;br /&gt;";</text:p>
        </text:list-item>
        <text:list-item>
          <text:p text:style-name="P48">echo "Tweeted by: ". $items['user']['name']."&lt;br /&gt;";</text:p>
        </text:list-item>
        <text:list-item>
          <text:p text:style-name="P49">echo "Screen name: ". $items['user']['screen_name']."&lt;br /&gt;";</text:p>
        </text:list-item>
        <text:list-item>
          <text:p text:style-name="P50">echo "Followers: ". $items['user']['followers_count']."&lt;br /&gt;";</text:p>
        </text:list-item>
        <text:list-item>
          <text:p text:style-name="P51">echo "Friends: ". $items['user']['friends_count']."&lt;br /&gt;";</text:p>
        </text:list-item>
        <text:list-item>
          <text:p text:style-name="P52">echo "Listed: ". $items['user']['listed_count']."&lt;br /&gt;&lt;hr /&gt;";</text:p>
        </text:list-item>
        <text:list-item>
          <text:p text:style-name="P53">}</text:p>
        </text:list-item>
        <text:list-item>
          <text:p text:style-name="P54">?&gt;</text:p>
        </text:list-item>
      </text:list>
      <text:p text:style-name="Normal"/>
      <text:p text:style-name="Normal">Vous pouvez voir la sortie de ce script , ici . J'ai également ajouté comme un dépôt github appelé " My First Twitter App " .</text:p>
      <text:p text:style-name="Normal">Voilà tout!</text:p>
      <text:p text:style-name="Normal">Alors c'est tout. Vous avez créé votre première application Twitter . OK , il est pas le plus élégant ou utilité , mais il est un début. On ne va pas mettre fin à tout cela ici , parce que dans mon prochain article, je vais vous montrer ma première application , Twools , et je suis vraiment excité à ce sujet .</text:p>
      <text:p text:style-name="Normal">A massives grâce à James Mallison qui ont développé le script PHP Twitter Wrapper et ont pris le temps d'expliquer les choses sur Stack échange . J'espère que vous avez été en mesure de commencer votre voyage dans l' API monde Twitter . S'amus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ir</meta:initial-creator>
    <dc:creator>Samir</dc:creator>
    <meta:creation-date>2016-07-16T18:27:00Z</meta:creation-date>
    <dc:date>2016-07-16T18:33:00Z</dc:date>
    <meta:template xlink:href="Normal.dotm" xlink:type="simple"/>
    <meta:editing-cycles>9</meta:editing-cycles>
    <meta:editing-duration>PT360S</meta:editing-duration>
    <meta:document-statistic meta:page-count="4" meta:paragraph-count="12" meta:word-count="956" meta:character-count="6203" meta:row-count="43" meta:non-whitespace-character-count="5259"/>
  </office:meta>
</office:document-meta>
</file>